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3" style:family="paragraph" style:parent-style-name="Preformatted_20_Text">
      <style:text-properties style:use-window-font-color="true" loext:opacity="0%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nly A Holy God <text:s/>(CCLI)</text:p>
      <text:p text:style-name="P1">=======================</text:p>
      <text:p text:style-name="Preformatted_20_Text"/>
      <text:p text:style-name="P1">[ NO CAPO ]</text:p>
      <text:p text:style-name="Preformatted_20_Text"/>
      <text:p text:style-name="P1">[ CHORDS ]</text:p>
      <text:p text:style-name="Preformatted_20_Text"/>
      <text:p text:style-name="P2">Bm <text:s text:c="5"/>D <text:s text:c="6"/>G <text:s text:c="6"/>A</text:p>
      <text:p text:style-name="P2">====== <text:s/>xoo=== <text:s/>==oo== <text:s/>oo===o</text:p>
      <text:p text:style-name="P2">|||||| <text:s/>|||||| <text:s/>|||||| <text:s/>||||||</text:p>
      <text:p text:style-name="P2">OO|||O <text:s/>|||O|O <text:s/>O|||OO <text:s/>||OOO|</text:p>
      <text:p text:style-name="P2">||||O| <text:s/>||||O| <text:s/>|O|||| <text:s/>||||||</text:p>
      <text:p text:style-name="P2">||OO|| <text:s/>|||||| <text:s/>|||||| <text:s/>||||||</text:p>
      <text:p text:style-name="Preformatted_20_Text"/>
      <text:p text:style-name="P1">[ INTRO ]</text:p>
      <text:p text:style-name="Preformatted_20_Text"/>
      <text:p text:style-name="P2">| Bm D G <text:s/>| D <text:s/>| Bm D G <text:s/>| D <text:s/>|</text:p>
      <text:p text:style-name="Preformatted_20_Text"/>
      <text:p text:style-name="P1">[ VERSE 1 ]</text:p>
      <text:p text:style-name="P2">Bm <text:s text:c="10"/>D <text:s text:c="12"/>G <text:s text:c="7"/>D</text:p>
      <text:p text:style-name="Preformatted_20_Text">Who else com-mands all the hosts of heaven</text:p>
      <text:p text:style-name="P2">Bm <text:s text:c="12"/>D <text:s text:c="9"/>G <text:s text:c="7"/>D</text:p>
      <text:p text:style-name="Preformatted_20_Text">Who else could make every king bow down</text:p>
      <text:p text:style-name="P2">Bm <text:s text:c="10"/>D <text:s text:c="10"/>G <text:s text:c="7"/>D</text:p>
      <text:p text:style-name="Preformatted_20_Text">Who else can whisper and darkness trembles</text:p>
      <text:p text:style-name="P2">G <text:s text:c="5"/>A <text:s text:c="3"/>D</text:p>
      <text:p text:style-name="Preformatted_20_Text">Only a Holy God </text:p>
      <text:p text:style-name="Preformatted_20_Text"/>
      <text:p text:style-name="P3">[ VERSE 2 ]</text:p>
      <text:p text:style-name="Preformatted_20_Text">What other beauty demands such praises</text:p>
      <text:p text:style-name="Preformatted_20_Text">What other splendour outshines the sun</text:p>
      <text:p text:style-name="Preformatted_20_Text">What other majesty rules with justice</text:p>
      <text:p text:style-name="Preformatted_20_Text">Only a Holy God </text:p>
      <text:p text:style-name="Preformatted_20_Text"/>
      <text:p text:style-name="P1">[ CHORUS ]</text:p>
      <text:p text:style-name="P2">Bm <text:s text:c="11"/>G <text:s text:c="12"/>D <text:s text:c="10"/>A</text:p>
      <text:p text:style-name="Preformatted_20_Text">Come and be - hold Him, the One and the Only</text:p>
      <text:p text:style-name="P2">Bm <text:s text:c="11"/>G <text:s text:c="9"/>D <text:s text:c="5"/>A <text:s text:c="3"/>Bm</text:p>
      <text:p text:style-name="Preformatted_20_Text">Cry out, sing holy for - ever a Holy God</text:p>
      <text:p text:style-name="Preformatted_20_Text"><text:s text:c="9"/><text:span text:style-name="T2">G <text:s text:c="10"/>A <text:s text:c="3"/>D</text:span></text:p>
      <text:p text:style-name="Preformatted_20_Text">Come and worship the Holy God</text:p>
      <text:p text:style-name="Preformatted_20_Text"/>
      <text:p text:style-name="P1">[ VERSE 3 ]</text:p>
      <text:p text:style-name="Preformatted_20_Text">What other glory consumes like fire</text:p>
      <text:p text:style-name="Preformatted_20_Text">What other power can raise the dead</text:p>
      <text:p text:style-name="Preformatted_20_Text">What other name remains undefeated</text:p>
      <text:p text:style-name="Preformatted_20_Text">Only a Holy God </text:p>
      <text:p text:style-name="Preformatted_20_Text"/>
      <text:p text:style-name="P1">[ CHORUS ]</text:p>
      <text:p text:style-name="Preformatted_20_Text"/>
      <text:p text:style-name="P1">[ VERSE 4 ]</text:p>
      <text:p text:style-name="P2">Bm <text:s text:c="12"/>D <text:s text:c="8"/>G <text:s text:c="6"/>D</text:p>
      <text:p text:style-name="Preformatted_20_Text">Who else could rescue me from my failing</text:p>
      <text:p text:style-name="P2">Bm <text:s text:c="12"/>D <text:s text:c="8"/>G <text:s text:c="3"/>D</text:p>
      <text:p text:style-name="Preformatted_20_Text">Who else would offer His only Son</text:p>
      <text:p text:style-name="P2">Bm <text:s text:c="9"/>D <text:s text:c="10"/>G <text:s text:c="7"/>D</text:p>
      <text:p text:style-name="Preformatted_20_Text">Who else in-vites me to call Him Father</text:p>
      <text:p text:style-name="P2">G <text:s text:c="5"/>A <text:s text:c="3"/>D <text:s text:c="3"/>G <text:s text:c="6"/>A <text:s text:c="3"/>D</text:p>
      <text:p text:style-name="Preformatted_20_Text">Only a Holy God, Only my Holy God </text:p>
      <text:p text:style-name="Preformatted_20_Text"><text:soft-page-break/></text:p>
      <text:p text:style-name="P1">[ CHORUS ]</text:p>
      <text:p text:style-name="Preformatted_20_Text"/>
      <text:p text:style-name="P1">[ CHORUS W/FINALE ]</text:p>
      <text:p text:style-name="P2">Bm <text:s text:c="9"/>G <text:s text:c="12"/>D <text:s text:c="10"/>A</text:p>
      <text:p text:style-name="Preformatted_20_Text">Come and be-hold Him, the One and the Only</text:p>
      <text:p text:style-name="P2">Bm <text:s text:c="11"/>G <text:s text:c="7"/>D <text:s text:c="5"/>A <text:s text:c="3"/>Bm</text:p>
      <text:p text:style-name="Preformatted_20_Text">Cry out, sing holy for-ever a Holy God</text:p>
      <text:p text:style-name="Preformatted_20_Text"><text:s text:c="9"/><text:span text:style-name="T2">G <text:s text:c="10"/>A <text:s text:c="3"/>Bm</text:span></text:p>
      <text:p text:style-name="Preformatted_20_Text">Come and worship the Holy God</text:p>
      <text:p text:style-name="Preformatted_20_Text"><text:s text:c="9"/><text:span text:style-name="T2">G <text:s text:c="10"/>A <text:s text:c="3"/>D</text:span></text:p>
      <text:p text:style-name="Preformatted_20_Text">Come and worship the Holy God</text:p>
      <text:p text:style-name="Preformatted_20_Text"/>
      <text:p text:style-name="Preformatted_20_Text"/>
      <text:p text:style-name="Preformatted_20_Text">© 2016 CityAlight Music; Farren Love And War Publishing;</text:p>
      <text:p text:style-name="Preformatted_20_Text">Integrity's Alleluia! Music; Integrity's Praise! Music</text:p>
      <text:p text:style-name="Preformatted_20_Text">For use solely with the SongSelect® Terms of Use.</text:p>
      <text:p text:style-name="Preformatted_20_Text">All rights reserved.www.ccli.com. CCLI License # 3266058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7-17T00:14:26.465422691</dc:date>
    <meta:editing-duration>PT2M37S</meta:editing-duration>
    <meta:editing-cycles>1</meta:editing-cycles>
    <meta:document-statistic meta:table-count="0" meta:image-count="0" meta:object-count="0" meta:page-count="2" meta:paragraph-count="62" meta:word-count="331" meta:character-count="1864" meta:non-whitespace-character-count="1183"/>
  </office:meta>
</office:document-meta>
</file>